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24-01-0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23-01-1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22-09-20 0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22-01-12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21-02-22 0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20-09-0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20-01-13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9-08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9-04-24 0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9-01-09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8-09-0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8-05-07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8-01-18 1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7-09-1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7-04-2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7-01-03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6-09-26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6-05-0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6-01-20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5-09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5-05-11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5-01-06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4-09-1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4-05-1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4-01-27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3-10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1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0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0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07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0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05-01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0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0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0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43</text:p>
          </table:table-cell>
          <table:table-cell office:value-type="string" calcext:value-type="string">
            <text:p>MM20143</text:p>
          </table:table-cell>
          <table:table-cell office:value-type="string" calcext:value-type="string">
            <text:p>200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